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Mapbender</text:p>
      <text:p text:style-name="Heading_20_2">What is Mapbender</text:p>
      <text:p text:style-name="Normal"><text:s/></text:p>
      <text:p text:style-name="Heading_20_2">Using Free and Open Source Software</text:p>
      <text:p text:style-name="Normal"/>
      <text:p text:style-name="Heading_20_2">Integrate With Existing</text:p>
      <text:p text:style-name="Normal"/>
      <text:p text:style-name="Heading_20_2">Join the Community</text:p>
      <text:p text:style-name="Normal"/>
      <text:p text:style-name="Heading_20_2">Running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Liberation Serif" fo:font-size="12pt" fo:font-weight="normal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class="text">
      <style:paragraph-properties fo:margin-top="0.776cm" fo:margin-bottom="0.106cm" fo:keep-with-next="auto"/>
      <style:text-properties style:font-name="Liberation Sans" fo:font-size="17pt" fo:font-weight="bold"/>
    </style:style>
    <style:style style:name="Heading_20_2" style:display-name="Heading 2" style:family="paragraph" style:parent-style-name="Normal" style:next-style-name="Normal" style:class="text">
      <style:paragraph-properties fo:margin-top="0.776cm" fo:margin-bottom="0.106cm" fo:keep-with-next="auto"/>
      <style:text-properties style:font-name="Liberation Sans" fo:font-size="14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document-statistic meta:table-count="0" meta:image-count="0" meta:object-count="0" meta:page-count="1" meta:paragraph-count="7" meta:word-count="17" meta:character-count="110"/>
    <dc:date>2010-07-04T10:18:54</dc:date>
    <dc:creator>Astrid Emde</dc:creator>
    <meta:editing-duration>PT00H02M22S</meta:editing-duration>
    <meta:editing-cycles>1</meta:editing-cycles>
  </office:meta>
</office:document-meta>
</file>